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officeooo:rsid="0009c4d9" officeooo:paragraph-rsid="0009c4d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text-line-through-style="solid" style:text-line-through-type="single" style:text-underline-style="solid" style:text-underline-type="double" style:text-underline-width="auto" style:text-underline-color="font-color"/>
    </style:style>
    <style:style style:name="T1" style:family="text">
      <style:text-properties fo:font-variant="normal" fo:text-transform="none" fo:color="#0f1115" fo:letter-spacing="normal" style:font-name-asian="quote-cjk-patch" style:font-size-asian="9.60000038146973pt" style:font-style-asian="normal" style:font-weight-asian="normal"/>
    </style:style>
    <style:style style:name="T2" style:family="text">
      <style:text-properties officeooo:rsid="0008eb13"/>
    </style:style>
    <style:style style:name="T3" style:family="text">
      <style:text-properties officeooo:rsid="0009c4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<text:span text:style-name="T2">1、</text:span>Python编程中的一个重要设计模式：</text:p>
      <text:p text:style-name="P1"><text:span text:style-name="T2">1） </text:span>第1章: 人物介绍 (class定义)</text:p>
      <text:p text:style-name="P1"><text:span text:style-name="T2">2） </text:span>第2章: 背景设定 (方法定义) <text:s/></text:p>
      <text:p text:style-name="P1"><text:span text:style-name="T2">3） </text:span>第3章: 情节发展 (各种函数)</text:p>
      <text:p text:style-name="P1"><text:span text:style-name="T2">4） </text:span>...</text:p>
      <text:p text:style-name="P1"><text:span text:style-name="T2">5） </text:span>最后一章: 故事开始！(if __name__ == '__main__':)</text:p>
      <text:p text:style-name="P1"/>
      <text:p text:style-name="P1">--<text:span text:style-name="T2">2、步骤1：Python解释器启动</text:span></text:p>
      <text:p text:style-name="P1"># 解释器开始读取文件...</text:p>
      <text:p text:style-name="P1">#!/usr/bin/env python3</text:p>
      <text:p text:style-name="P1">from __future__ import print_function</text:p>
      <text:p text:style-name="P1">import roslib</text:p>
      <text:p text:style-name="P1"># ... 所有import语句</text:p>
      <text:p text:style-name="P1"/>
      <text:p text:style-name="P1">--<text:span text:style-name="T3">3、步骤2：定义类和方法</text:span></text:p>
      <text:p text:style-name="P1">class GripperTeleop: <text:s/># 这只是"定义"，不是"执行"</text:p>
      <text:p text:style-name="P1"><text:s text:c="4"/>def __init__(self): <text:s/># 定义构造函数</text:p>
      <text:p text:style-name="P1"><text:s text:c="8"/>pass <text:s/># 现在不运行，只是告诉Python有这个函数</text:p>
      <text:p text:style-name="P1"><text:s text:c="4"/></text:p>
      <text:p text:style-name="P1"><text:s text:c="4"/>def glove_data_callback(self, msg): <text:s/># 定义回调函数</text:p>
      <text:p text:style-name="P1"><text:s text:c="8"/>pass <text:s/># 现在不运行</text:p>
      <text:p text:style-name="P1"><text:s text:c="4"/># ... 其他方法定义</text:p>
      <text:p text:style-name="P1"/>
      <text:p text:style-name="P3">key points：<text:span text:style-name="T1">def 只是定义函数，像写菜谱，不是执行做菜！</text:span></text:p>
      <text:p text:style-name="P1"/>
      <text:p text:style-name="P1">--<text:span text:style-name="T3">4、步骤3：遇到条件判断</text:span></text:p>
      <text:p text:style-name="P1">if __name__ == '__main__': <text:s/># ⭐ 重要时刻！</text:p>
      <text:p text:style-name="P1"><text:s text:c="4"/># 只有这里面的代码会立即执行</text:p>
      <text:p text:style-name="P1"/>
      <text:p text:style-name="P1">__name__ 变量的魔术</text:p>
      <text:p text:style-name="P1"/>
      <text:p text:style-name="P1"><text:span text:style-name="T3">1） </text:span>场景1：直接运行这个文件</text:p>
      <text:p text:style-name="P1">python gripper_teleop.py</text:p>
      <text:p text:style-name="P1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enlo" svg:font-family="Menlo, Monaco, Consolas, 'Cascadia Mono', 'Ubuntu Mono', 'DejaVu Sans Mono', 'Liberation Mono', 'JetBrains Mono', 'Fira Code', Cousine, 'Roboto Mono', 'Courier New', Courier, sans-serif, system-ui"/>
    <style:font-face style:name="quote-cjk-patch" svg:font-family="quote-cjk-patch, Inter, system-ui, apple-system, BlinkMacSystemFont, 'Segoe UI', Roboto, Oxygen, Ubuntu, Cantarell, 'Open Sans', 'Helvetica Neue', sans-serif"/>
    <style:font-face style:name="Noto Sans CJK SC1" svg:font-family="'Noto Sans CJK SC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31T11:32:59.233775886</meta:creation-date>
    <meta:generator>LibreOffice/6.4.7.2$Linux_X86_64 LibreOffice_project/40$Build-2</meta:generator>
    <dc:date>2026-01-13T19:24:01.585678118</dc:date>
    <meta:editing-duration>PT4M33S</meta:editing-duration>
    <meta:editing-cycles>2</meta:editing-cycles>
    <meta:document-statistic meta:table-count="0" meta:image-count="0" meta:object-count="0" meta:page-count="1" meta:paragraph-count="27" meta:word-count="286" meta:character-count="623" meta:non-whitespace-character-count="528"/>
  </office:meta>
</office:document-meta>
</file>